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2">
      <style:text-properties fo:font-size="10pt" fo:language="en" fo:country="US" style:font-size-asian="10pt" style:font-size-complex="10pt"/>
    </style:style>
    <style:style style:name="P60" style:family="paragraph" style:parent-style-name="Text_20_body" style:list-style-name="L27">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4">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style:font-size-asian="10pt" style:font-size-complex="10pt"/>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11">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4">
      <style:text-properties fo:font-size="10pt" style:font-size-asian="10pt" style:font-size-complex="10pt"/>
    </style:style>
    <style:style style:name="P72" style:family="paragraph" style:parent-style-name="Text_20_body" style:list-style-name="L25">
      <style:text-properties fo:font-size="10pt" style:font-size-asian="10pt" style:font-size-complex="10pt"/>
    </style:style>
    <style:style style:name="P73" style:family="paragraph" style:parent-style-name="Text_20_body" style:list-style-name="L29">
      <style:text-properties fo:font-size="10pt" style:font-size-asian="10pt" style:font-size-complex="10pt"/>
    </style:style>
    <style:style style:name="P74" style:family="paragraph" style:parent-style-name="Text_20_body" style:list-style-name="L30">
      <style:text-properties fo:font-size="10pt" style:font-size-asian="10pt" style:font-size-complex="10pt"/>
    </style:style>
    <style:style style:name="P75" style:family="paragraph" style:parent-style-name="Text_20_body" style:list-style-name="L31">
      <style:text-properties fo:font-size="10pt" style:font-size-asian="10pt" style:font-size-complex="10pt"/>
    </style:style>
    <style:style style:name="P76" style:family="paragraph" style:parent-style-name="Text_20_body" style:list-style-name="L26"/>
    <style:style style:name="P77" style:family="paragraph" style:parent-style-name="Heading_20_1">
      <style:text-properties fo:language="en" fo:country="US" fo:font-style="normal" style:font-style-asian="normal" style:font-style-complex="normal"/>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US"/>
    </style:style>
    <style:style style:name="P80" style:family="paragraph" style:parent-style-name="Heading_20_2">
      <style:text-properties fo:language="en" fo:country="US"/>
    </style:style>
    <style:style style:name="P81" style:family="paragraph" style:parent-style-name="Heading_20_2">
      <style:text-properties fo:language="en" fo:country="US" fo:font-style="normal" style:font-style-asian="normal" style:font-style-complex="normal"/>
    </style:style>
    <style:style style:name="P82" style:family="paragraph" style:parent-style-name="Heading_20_2">
      <style:text-properties fo:font-style="normal" style:font-style-asian="normal" style:font-style-complex="normal"/>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8</text:p>
          <text:p text:style-name="P38">3.22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78"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79"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0"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34449636" text:style-name="L1">
        <text:list-item>
          <text:p text:style-name="P39">Bots don't attack each other. They don't see each other as a target that should be attacked.</text:p>
        </text:list-item>
        <text:list-item>
          <text:p text:style-name="P39"><text:soft-page-break/>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34435918"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item>
          <text:p text:style-name="P40">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8"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34438968"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breaksound : Sound to play when it's broken (by default, no sound will be played)</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23"/>
      <text:p text:style-name="P27">Spawnflags:</text:p>
      <text:list xml:id="list34442513" text:style-name="L4">
        <text:list-item>
          <text:p text:style-name="P43">DEBRIS_LIGHT : Emit light colored pieces of concrete debris.</text:p>
        </text:list-item>
        <text:list-item>
          <text:p text:style-name="P43">DEBRIS_DARK : Emit dark colored pieces of concrete debris.</text:p>
        </text:list-item>
        <text:list-item>
          <text:p text:style-name="P43">DEBRIS_LIGHT_LARGE : Emit large light colored pieces of concrete debris.</text:p>
        </text:list-item>
        <text:list-item>
          <text:p text:style-name="P43">DEBRIS_DARK_LARGE: Emit large dark colored pieces of concrete debris.</text:p>
        </text:list-item>
        <text:list-item>
          <text:p text:style-name="P43">DEBRIS_WOOD : Emit pieces of wooden debris.</text:p>
        </text:list-item>
        <text:list-item>
          <text:p text:style-name="P43">DEBRIS_FLESH : Emit gibs.</text:p>
        </text:list-item>
        <text:list-item>
          <text:p text:style-name="P43">DEBRIS_GLASS : Emit shards of glass.</text:p>
        </text:list-item>
        <text:list-item>
          <text:p text:style-name="P43">DEBRIS_STONE :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34453002"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nobots : bots cannot activate this door.</text:p>
        </text:list-item>
        <text:list-item>
          <text:p text:style-name="P44">nohumans : human player cannot activate this door.</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7">Spawnflags:</text:p>
      <text:list xml:id="list34426383"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0"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4434529" text:style-name="L7">
        <text:list-item>
          <text:p text:style-name="P41"><draw:rect text:anchor-type="paragraph" draw:z-index="0" draw:style-name="gr1" draw:text-style-name="P83" svg:width="6.959cm" svg:height="9.579cm" svg:x="9.862cm" svg:y="0.09cm"><text:p/></draw:rect>holdable_key_blue</text:p>
        </text:list-item>
        <text:list-item>
          <text:p text:style-name="P41">holdable_key_green</text:p>
        </text:list-item>
        <text:list-item>
          <text:p text:style-name="P41"><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1"><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1">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34452674"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34508767" text:continue-list="list34442513" text:style-name="L4">
        <text:list-item>
          <text:p text:style-name="P43">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34444116"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7">Spawnflags:</text:p>
      <text:list xml:id="list34450287"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34447193" text:style-name="L11">
        <text:list-item>
          <text:p text:style-name="P69">target : point at another info_waypoint to chain waypoints together</text:p>
        </text:list-item>
        <text:list-item>
          <text:p text:style-name="P69">targetname : target another info_waypoint or a target_botspawn entity at this to make a bot move to this waypoint after reaching the previous waypoint or spawning.</text:p>
        </text:list-item>
        <text:list-item>
          <text:p text:style-name="P69">wait : number of seconds bot will wait at waypoint before moving on. -1 will make the bot wait indefinitely. When attacked, the bot will still break free and return fire (default 0).</text:p>
        </text:list-item>
      </text:list>
      <text:p text:style-name="P29"/>
      <text:h text:style-name="P80"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34424800"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7"/>
      <text:p text:style-name="P27">Spawnflags:</text:p>
      <text:list xml:id="list34500278" text:continue-list="list34508767" text:style-name="L4">
        <text:list-item>
          <text:p text:style-name="P43">SUSPENDED : item will spawn where it was placed in map and won't drop to the floor.</text:p>
        </text:list-item>
      </text:list>
      <text:h text:style-name="P80"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34428599"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7"/>
      <text:p text:style-name="P27">Spawnflags:</text:p>
      <text:list xml:id="list34443633" text:style-name="L14">
        <text:list-item>
          <text:p text:style-name="P51">TARGET_PLAYER : The shooter will always aim directly at the player.</text:p>
        </text:list-item>
        <text:list-item>
          <text:p text:style-name="P51">NO_BOTS : The shooter will not harm bots</text:p>
        </text:list-item>
        <text:list-item>
          <text:p text:style-name="P51">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34433586" text:style-name="L15">
        <text:list-item>
          <text:p text:style-name="P52">target : this points to a target_botspawn entity from which all bots should be removed from the game.</text:p>
        </text:list-item>
        <text:list-item>
          <text:p text:style-name="P52">target2 : this points to a target_botspawn entity from which all bots should be removed from the game.</text:p>
        </text:list-item>
        <text:list-item>
          <text:p text:style-name="P52">targetname : activating entity points to this.</text:p>
        </text:list-item>
        <text:list-item>
          <text:p text:style-name="P52">targetname2 : activating entity points to this.</text:p>
        </text:list-item>
      </text:list>
      <text:p text:style-name="P27">Spawnflags</text:p>
      <text:list xml:id="list34425104" text:style-name="L16">
        <text:list-item>
          <text:p text:style-name="P53">LETHAL_INJECTION : Instead of being removed from the game immediately, the bot will die.</text:p>
        </text:list-item>
        <text:list-item>
          <text:p text:style-name="P53">SPONTANEOUS_COMBUSTION : Instead of being removed from the game immediately, the bot will explode in a shower of gibs.</text:p>
        </text:list-item>
      </text:list>
      <text:h text:style-name="P80"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34448712" text:style-name="L17">
        <text:list-item>
          <text:p text:style-name="P54">angle : direction in which bot will look when spawning in the game.</text:p>
        </text:list-item>
        <text:list-item>
          <text:p text:style-name="P54">clientname : the name of the bot to spawn. When omitted it defaults to Sarge.</text:p>
        </text:list-item>
        <text:list-item>
          <text:p text:style-name="P54">health : the amount of health the bot will have when it spawns into the game.</text:p>
        </text:list-item>
        <text:list-item>
          <text:p text:style-name="P54">skill : sets the relative skill level of the bot (default = 0).</text:p>
        </text:list-item>
        <text:list-item>
          <text:p text:style-name="P54">target : this points to entities to activate when this entity is triggered.</text:p>
        </text:list-item>
        <text:list-item>
          <text:p text:style-name="P54">targetname : activating trigger points to this.</text:p>
        </text:list-item>
        <text:list-item>
          <text:p text:style-name="P54">deathtarget: this points to entities to activate when a bot spawned by the target_botspawn dies.</text:p>
        </text:list-item>
      </text:list>
      <text:p text:style-name="P27"/>
      <text:p text:style-name="P27">Spawnflags:<text:line-break/></text:p>
      <text:list xml:id="list34425247" text:style-name="L18">
        <text:list-item>
          <text:p text:style-name="P55">WP_GAUNTLET: The bot spawns into the game with a Gauntlet.</text:p>
        </text:list-item>
        <text:list-item>
          <text:p text:style-name="P55">WP_MACHINEGUN : The bot spawns into the game with a Machinegun.</text:p>
        </text:list-item>
        <text:list-item>
          <text:p text:style-name="P55">WP_SHOTGUN : The bot spawns into the game with a Shotgun.</text:p>
        </text:list-item>
        <text:list-item>
          <text:p text:style-name="P55">WP_GRENADE_LAUNCHER : The bot spawns into the game with a Grenade Launcher.</text:p>
        </text:list-item>
        <text:list-item>
          <text:p text:style-name="P55">WP_ROCKET_LAUNCHER : The bot spawns into the game with a Rocket Launcher.</text:p>
        </text:list-item>
        <text:list-item>
          <text:p text:style-name="P55">WP_LIGHTNING : The bot spawns into the game with a Lightninggun.</text:p>
        </text:list-item>
        <text:list-item>
          <text:p text:style-name="P55">WP_RAILGUN : The bot spawns into the game with a Railgun.</text:p>
        </text:list-item>
        <text:list-item>
          <text:p text:style-name="P55">WP_PLASMAGUN : The bot spawns into the game with a Plasmagun.</text:p>
        </text:list-item>
        <text:list-item>
          <text:p text:style-name="P55">WP_BFG : The bot spawns into the game with a BFG.</text:p>
        </text:list-item>
        <text:list-item>
          <text:p text:style-name="P55">IGNORE_PLAYER : The bot ignores the player, even when attacked.</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text:soft-page-break/>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34441058" text:style-name="L19">
        <text:list-item>
          <text:p text:style-name="P56">target : this points to an info_camera entity to which the camera view should go.</text:p>
        </text:list-item>
        <text:list-item>
          <text:p text:style-name="P56">target2 : this points to an info_camera entity to which the camera view should go.</text:p>
        </text:list-item>
        <text:list-item>
          <text:p text:style-name="P56">targetname : activating entity points to this.</text:p>
        </text:list-item>
        <text:list-item>
          <text:p text:style-name="P56">targetname2 : activating entity points to this.</text:p>
        </text:list-item>
      </text:list>
      <text:p text:style-name="P27">Spawnflags</text:p>
      <text:list xml:id="list34442433" text:style-name="L20">
        <text:list-item>
          <text:p text:style-name="P57">HALT_AI : Freezes all enemies in place while the cutscene is running.</text:p>
        </text:list-item>
      </text:list>
      <text:p text:style-name="P27"/>
      <text:h text:style-name="P80"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34423774" text:style-name="L21">
        <text:list-item>
          <text:p text:style-name="P58">targetname : activating trigger points to this.</text:p>
        </text:list-item>
        <text:list-item>
          <text:p text:style-name="P58">count : The number of debris pieces to emit (default = 10).</text:p>
        </text:list-item>
      </text:list>
      <text:p text:style-name="P27">Spawnflags:</text:p>
      <text:list xml:id="list34438984" text:style-name="L22">
        <text:list-item>
          <text:p text:style-name="P59">DEBRIS_LIGHT : Emit light colored pieces of concrete debris.</text:p>
        </text:list-item>
        <text:list-item>
          <text:p text:style-name="P59">DEBRIS_DARK : Emit dark colored pieces of concrete debris.</text:p>
        </text:list-item>
        <text:list-item>
          <text:p text:style-name="P59">DEBRIS_LIGHT_LARGE : Emit large light colored pieces of concrete debris.</text:p>
        </text:list-item>
        <text:list-item>
          <text:p text:style-name="P59">DEBRIS_DARK_LARGE: Emit large dark colored pieces of concrete debris.</text:p>
        </text:list-item>
        <text:list-item>
          <text:p text:style-name="P59">DEBRIS_WOOD : Emit pieces of wooden debris.</text:p>
        </text:list-item>
        <text:list-item>
          <text:p text:style-name="P59">DEBRIS_FLESH : Emit gibs.</text:p>
        </text:list-item>
        <text:list-item>
          <text:p text:style-name="P59">DEBRIS_GLASS : Emit shards of glass.</text:p>
        </text:list-item>
        <text:list-item>
          <text:p text:style-name="P59">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4424699" text:style-name="L23">
        <text:list-item>
          <text:p text:style-name="P70">targetname : activating trigger points to this.</text:p>
        </text:list-item>
        <text:list-item>
          <text:p text:style-name="P70">length : duration of the earthquake in seconds (2 - 32)</text:p>
        </text:list-item>
        <text:list-item>
          <text:p text:style-name="P70">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34433404" text:style-name="L24">
        <text:list-item>
          <text:p text:style-name="P71">targetname : activating trigger points to this.</text:p>
        </text:list-item>
        <text:list-item>
          <text:p text:style-name="P71">color : color of the particles for particle effect (default 1.0 1.0 1.0).</text:p>
        </text:list-item>
        <text:list-item>
          <text:p text:style-name="P71">count : number of particles for particle effect (0 - 255, default 100).</text:p>
        </text:list-item>
        <text:list-item>
          <text:p text:style-name="P71">speed : speed of the particles (default 100).</text:p>
        </text:list-item>
        <text:list-item>
          <text:p text:style-name="P71">overlay : specifies an image to overlay over the screen. Leave empty to remove existing overlay.</text:p>
        </text:list-item>
        <text:list-item>
          <text:p text:style-name="P71">startcolor : specifies the rgba value of the starting color of a fade (default 0.0 0.0 0.0 0.0).</text:p>
        </text:list-item>
        <text:list-item>
          <text:p text:style-name="P71">endcolor : specifies the rgba value of the ending color of a fade (default 0.0 0.0 0.0 1.0).</text:p>
        </text:list-item>
        <text:list-item>
          <text:p text:style-name="P71">wait : specifies the amount of time it takes to fade from the start color to the end color.</text:p>
        </text:list-item>
      </text:list>
      <text:p text:style-name="P29">Spawnflags</text:p>
      <text:list xml:id="list34444764" text:style-name="L25">
        <text:list-item>
          <text:p text:style-name="P72">EXPLOSION : Shows an explosion when activated.</text:p>
        </text:list-item>
        <text:list-item>
          <text:p text:style-name="P72">PARTICLES_GRAVITY : Generates particles that are affected by gravity.</text:p>
        </text:list-item>
        <text:list-item>
          <text:p text:style-name="P72">PARTICLES_LINEAR : Generates particles that are not affected by gravity.</text:p>
        </text:list-item>
        <text:list-item>
          <text:p text:style-name="P72">PARTICLES_LINEAR_UP : Generates particles that are not affected by gravity that only move upwards.</text:p>
        </text:list-item>
        <text:list-item>
          <text:p text:style-name="P72">PARTICLES_LINEAR_DOWN : Generates particles that are not affected by gravity that only move downwards.</text:p>
        </text:list-item>
        <text:list-item>
          <text:p text:style-name="P72">OVERLAY : Applies the specified overlay to the screen.</text:p>
        </text:list-item>
        <text:list-item>
          <text:p text:style-name="P72">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34444051" text:style-name="L26">
        <text:list-item>
          <text:p text:style-name="P76">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34449451" text:style-name="L27">
        <text:list-item>
          <text:p text:style-name="P60">count : amount of gravity to apply (defaults to the value set to g_gravity).</text:p>
        </text:list-item>
        <text:list-item>
          <text:p text:style-name="P60">targetname : activating trigger points to this.</text:p>
        </text:list-item>
      </text:list>
      <text:p text:style-name="P27"/>
      <text:p text:style-name="P27">Spawnflags:</text:p>
      <text:list xml:id="list34424732" text:style-name="L28">
        <text:list-item>
          <text:p text:style-name="P61">GLOBAL : all players are affected instead of only the activator.</text:p>
        </text:list-item>
      </text:list>
      <text:h text:style-name="P80"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4505480" text:continue-list="list34433404" text:style-name="L24">
        <text:list-item>
          <text:p text:style-name="P71">targetname : activating trigger points to this.</text:p>
        </text:list-item>
        <text:list-item>
          <text:p text:style-name="P62">target : this points to entities to activate when this entity is triggered.</text:p>
        </text:list-item>
      </text:list>
      <text:p text:style-name="P13"/>
      <text:p text:style-name="P13">Spawnflags:</text:p>
      <text:list xml:id="list34511431" text:continue-numbering="true" text:style-name="L24">
        <text:list-item>
          <text:p text:style-name="P62">RANDOM : only one of the targeted entities will be triggered at random.</text:p>
        </text:list-item>
        <text:list-item>
          <text:p text:style-name="P62">STAY_ON : a trigger will remain triggered until the target_logic is reset.</text:p>
        </text:list-item>
      </text:list>
      <text:p text:style-name="P10"/>
      <text:h text:style-name="P80"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4497768" text:continue-numbering="true" text:style-name="L24">
        <text:list-item>
          <text:p text:style-name="P62">mapname : The map to load. When omitted, the current map will be restarted.</text:p>
        </text:list-item>
        <text:list-item>
          <text:p text:style-name="P62">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4500058" text:continue-numbering="true" text:style-name="L24">
        <text:list-item>
          <text:p text:style-name="P62">target : this points to entities to modify when this entity is triggered.</text:p>
        </text:list-item>
        <text:list-item>
          <text:p text:style-name="P62">target2 : this points to entities to modify when this entity is triggered.</text:p>
        </text:list-item>
        <text:list-item>
          <text:p text:style-name="P62">targetname : activating trigger points to this.</text:p>
        </text:list-item>
        <text:list-item>
          <text:p text:style-name="P62">key : the key to modify on the target entity.</text:p>
        </text:list-item>
        <text:list-item>
          <text:p text:style-name="P6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34438729" text:style-name="L29">
        <text:list-item>
          <text:p text:style-name="P73">targetname : activating entity points to this.</text:p>
        </text:list-item>
        <text:list-item>
          <text:p text:style-name="P73">targetname2 : activating entity points to this.</text:p>
        </text:list-item>
        <text:list-item>
          <text:p text:style-name="P73">music : path/name of looping .wav file used for level's music (eg. music/sonic5.wav).</text:p>
        </text:list-item>
      </text:list>
      <text:h text:style-name="P80"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4507443" text:continue-list="list34500058" text:style-name="L24">
        <text:list-item>
          <text:p text:style-name="P62">targetname : activating trigger points to this.</text:p>
        </text:list-item>
        <text:list-item>
          <text:p text:style-name="P62"><text:soft-page-break/>message : the objective text.</text:p>
        </text:list-item>
      </text:list>
      <text:p text:style-name="P13"/>
      <text:p text:style-name="P13">Spawnflags:</text:p>
      <text:list xml:id="list34502298" text:continue-numbering="true" text:style-name="L24">
        <text:list-item>
          <text:p text:style-name="P62">SECONDARY : The secondary objective is set instead of the primary objective.</text:p>
        </text:list-item>
        <text:list-item>
          <text:p text:style-name="P62">SILENT : When set, the player will not be notified that the objectives are updated.</text:p>
        </text:list-item>
      </text:list>
      <text:h text:style-name="P80"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4500430" text:continue-numbering="true" text:style-name="L24">
        <text:list-item>
          <text:p text:style-name="P62">speed : the movement speed to apply to the player(s).</text:p>
        </text:list-item>
        <text:list-item>
          <text:p text:style-name="P6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4424755" text:style-name="L30">
        <text:list-item>
          <text:p text:style-name="P74">health : the amount of health to give the player</text:p>
        </text:list-item>
        <text:list-item>
          <text:p text:style-name="P74">armor : the amount of armor to give the player</text:p>
        </text:list-item>
        <text:list-item>
          <text:p text:style-name="P74">targetname : the activating trigger points to this.</text:p>
        </text:list-item>
        <text:list-item>
          <text:p text:style-name="P74">targetname2 : the activating trigger points to this.</text:p>
        </text:list-item>
      </text:list>
      <text:p text:style-name="P29"><text:line-break/>Spawnflags:</text:p>
      <text:list xml:id="list34430429" text:style-name="L31">
        <text:list-item>
          <text:p text:style-name="P75">ONLY_WHEN_LOWER : Only sets the player's health/armor if it is lower than the specified amount of health/armor.</text:p>
        </text:list-item>
        <text:list-item>
          <text:p text:style-name="P75">NO_HEALTH : The player's health is never set by this entity.</text:p>
        </text:list-item>
        <text:list-item>
          <text:p text:style-name="P75">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4505960" text:continue-list="list34500430" text:style-name="L24">
        <text:list-item>
          <text:p text:style-name="P62">targetname : activating entity points to this.</text:p>
        </text:list-item>
        <text:list-item>
          <text:p text:style-name="P62">targetname2 : activating entity points to this.</text:p>
        </text:list-item>
        <text:list-item>
          <text:p text:style-name="P62">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text:soft-page-break/></text:p>
      <text:p text:style-name="P13">Keys:</text:p>
      <text:list xml:id="list34498090" text:continue-numbering="true" text:style-name="L24">
        <text:list-item>
          <text:p text:style-name="P62">targetname : activating entity points to this.</text:p>
        </text:list-item>
        <text:list-item>
          <text:p text:style-name="P62">targetname2 : activating entity points to this.</text:p>
        </text:list-item>
        <text:list-item>
          <text:p text:style-name="P62">message : text string to print on screen when secret is found. When omitted it defaults to "You found a secret!"</text:p>
        </text:list-item>
      </text:list>
      <text:p text:style-name="P27">Spawnflags:</text:p>
      <text:list xml:id="list34427941" text:style-name="L32">
        <text:list-item>
          <text:p text:style-name="P63">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4486449" text:continue-list="list34498090" text:style-name="L24">
        <text:list-item>
          <text:p text:style-name="P62">targetname : activating entity points to this.</text:p>
        </text:list-item>
        <text:list-item>
          <text:p text:style-name="P62">skill : the skill level to apply. 1 is easiest, 5 is hardest (default = 2).</text:p>
        </text:list-item>
      </text:list>
      <text:h text:style-name="P80"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34428713" text:style-name="L33">
        <text:list-item>
          <text:p text:style-name="P64">targetname : activating trigger points to this.</text:p>
        </text:list-item>
        <text:list-item>
          <text:p text:style-name="P64">target : this points to entities to link/unlink when this entity is triggered.</text:p>
        </text:list-item>
      </text:list>
      <text:p text:style-name="P27"/>
      <text:p text:style-name="P27">Spawnflags:</text:p>
      <text:list xml:id="list34506987" text:continue-list="list34427941" text:style-name="L32">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5">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34450421" text:style-name="L34">
        <text:list-item>
          <text:p text:style-name="P66"><text:soft-page-break/>targetname : activating entity points to this.</text:p>
        </text:list-item>
        <text:list-item>
          <text:p text:style-name="P66">targetname2 : activating entity points to this.</text:p>
        </text:list-item>
        <text:list-item>
          <text:p text:style-name="P66">target : this points to entities to activate when this entity is triggered.</text:p>
        </text:list-item>
        <text:list-item>
          <text:p text:style-name="P66">target2 : this points to entities to activate when this entity is triggered.</text:p>
        </text:list-item>
        <text:list-item>
          <text:p text:style-name="P66">key : The name of the variable to read or write.</text:p>
        </text:list-item>
        <text:list-item>
          <text:p text:style-name="P66">value : The value that will be written or compared to.</text:p>
        </text:list-item>
      </text:list>
      <text:p text:style-name="P28">Spawnflags:</text:p>
      <text:list xml:id="list34448824" text:style-name="L35">
        <text:list-item>
          <text:p text:style-name="P67">COMPARE_EQUALS : The entity reads the specified variable and triggers its targets if the specified value matches the value stored in the variable.</text:p>
        </text:list-item>
        <text:list-item>
          <text:p text:style-name="P67">COMPARE_NOT_EQUALS : The entity reads the specified variable and triggers its targets if the specified value does not match the value stored in the variable.</text:p>
        </text:list-item>
        <text:list-item>
          <text:p text:style-name="P67">IMMEDIATELY : The entity will be activated when it is spawned.</text:p>
        </text:list-item>
      </text:list>
      <text:h text:style-name="P80"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4504895" text:continue-list="list34486449" text:style-name="L24">
        <text:list-item>
          <text:p text:style-name="P68">target : this points to the entity to activate.</text:p>
        </text:list-item>
        <text:list-item>
          <text:p text:style-name="P68">nobots : dying bots do not trigger this entity.</text:p>
        </text:list-item>
        <text:list-item>
          <text:p text:style-name="P68">nohumans : the player's death does not trigger this entity.</text:p>
        </text:list-item>
        <text:list-item>
          <text:p text:style-name="P68">count : the number of deaths that must have occurred before the entity activates its targets</text:p>
        </text:list-item>
      </text:list>
      <text:p text:style-name="P14"/>
      <text:p text:style-name="P14"/>
      <text:p text:style-name="P14">Spawnflags:</text:p>
      <text:list xml:id="list34496498" text:continue-numbering="true" text:style-name="L24">
        <text:list-item>
          <text:p text:style-name="P68">TRIGGER_ONCE : The trigger will only fire once.</text:p>
        </text:list-item>
      </text:list>
      <text:p text:style-name="P14"/>
      <text:h text:style-name="P81"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34516430" text:continue-numbering="true" text:style-name="L24">
        <text:list-item>
          <text:p text:style-name="P68">target : this points to the entity to activate.</text:p>
        </text:list-item>
        <text:list-item>
          <text:p text:style-name="P68">nobots : bots scoring a frag do not trigger this entity.</text:p>
        </text:list-item>
        <text:list-item>
          <text:p text:style-name="P68">nohumans : the player scoring a frag does not trigger this entity.</text:p>
        </text:list-item>
        <text:list-item>
          <text:p text:style-name="P68">count : the number of frags that must be scored before this entity is triggered</text:p>
        </text:list-item>
      </text:list>
      <text:p text:style-name="P14"><text:soft-page-break/></text:p>
      <text:p text:style-name="P14">Spawnflags:</text:p>
      <text:list xml:id="list34505614" text:continue-numbering="true" text:style-name="L24">
        <text:list-item>
          <text:p text:style-name="P68">TRIGGER_ONCE : The trigger will only fire once.</text:p>
        </text:list-item>
        <text:list-item>
          <text:p text:style-name="P68">NO_SUICIDE : The trigger does not respond to the player or bots blowing themselves up.</text:p>
        </text:list-item>
      </text:list>
      <text:p text:style-name="P14"/>
      <text:h text:style-name="P80"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4504520" text:continue-numbering="true" text:style-name="L24">
        <text:list-item>
          <text:p text:style-name="P68">target : this points to the entity to activate.</text:p>
        </text:list-item>
        <text:list-item>
          <text:p text:style-name="P68">message : message displayed when user triggers lock without the required keys.</text:p>
        </text:list-item>
        <text:list-item>
          <text:p text:style-name="P68">lockedsound : sound to play when player triggers lock without the required keys (eg. sound/world/klaxon1.wav).</text:p>
        </text:list-item>
        <text:list-item>
          <text:p text:style-name="P68">unlockedsound : sound to play when player triggers lock while having the required keys (eg. sound/world/klaxon2.wav).</text:p>
        </text:list-item>
        <text:list-item>
          <text:p text:style-name="P68">wait : time in seconds until trigger becomes re-triggerable after it's been touched (default 0.2, -1 = trigger once).</text:p>
        </text:list-item>
      </text:list>
      <text:p text:style-name="P14"/>
      <text:p text:style-name="P14">Spawnflags:</text:p>
      <text:list xml:id="list34514013" text:continue-numbering="true" text:style-name="L24">
        <text:list-item>
          <text:p text:style-name="P68">KEY_RED : only triggered when player has holdable_key_red item.</text:p>
        </text:list-item>
        <text:list-item>
          <text:p text:style-name="P68">KEY_GREEN : only triggered when player has holdable_key_green item.</text:p>
        </text:list-item>
        <text:list-item>
          <text:p text:style-name="P68">KEY_BLUE : only triggered when player has holdable_key_blue item.</text:p>
        </text:list-item>
        <text:list-item>
          <text:p text:style-name="P68">KEY_YELLOW : only triggered when player has holdable_key_yellow item.</text:p>
        </text:list-item>
        <text:list-item>
          <text:p text:style-name="P68">KEY_MASTER : only triggered when player has holdable_key_master item.</text:p>
        </text:list-item>
        <text:list-item>
          <text:p text:style-name="P68">KEY_GOLD : only triggered when player has holdable_key_gold item.</text:p>
        </text:list-item>
        <text:list-item>
          <text:p text:style-name="P68">KEY_SILVER : only triggered when player has holdable_key_silver item.</text:p>
        </text:list-item>
        <text:list-item>
          <text:p text:style-name="P68">KEY_IRON : only triggered when player has holdable_key_iron item.</text:p>
        </text:list-item>
      </text:list>
      <text:p text:style-name="P14"/>
      <text:h text:style-name="P7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text:soft-page-break/>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text:soft-page-break/>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2"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text:soft-page-break/>spawnflags can be used to determine who can receive damage from the shooter. If the NO_BOTS spawnflag is set, bots will not be hurt by the shooter. If the NO_HUMANS spawnflag is set, the player will not be hurt by the spawnflag.</text:p>
      <text:h text:style-name="P82"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82"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text:soft-page-break/>HOLDABLES: Removes the medkit, personal teleporter and all keys.</text:p>
      <text:h text:style-name="P82"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4-27T14:35:41.71</dc:date>
    <meta:editing-duration>PT23H39M6S</meta:editing-duration>
    <meta:editing-cycles>342</meta:editing-cycles>
    <meta:generator>LibreOffice/3.3$Win32 LibreOffice_project/330m19$Build-202</meta:generator>
    <meta:document-statistic meta:table-count="0" meta:image-count="14" meta:object-count="0" meta:page-count="35" meta:paragraph-count="679" meta:word-count="14840" meta:character-count="85527"/>
  </office:meta>
</office:document-meta>
</file>